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 svg:font-family="'Helvetica Neue',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Contents_20_3">
      <style:paragraph-properties>
        <style:tab-stops>
          <style:tab-stop style:position="6.3in" style:type="right" style:leader-style="dotted" style:leader-text="."/>
        </style:tab-stops>
      </style:paragraph-properties>
    </style:style>
    <style:style style:name="P4" style:family="paragraph" style:parent-style-name="Heading_20_2">
      <style:text-properties officeooo:rsid="0028554e" officeooo:paragraph-rsid="0028554e"/>
    </style:style>
    <style:style style:name="P5" style:family="paragraph" style:parent-style-name="Heading_20_2">
      <style:text-properties officeooo:paragraph-rsid="002faa1d"/>
    </style:style>
    <style:style style:name="P6" style:family="paragraph" style:parent-style-name="Heading_20_3">
      <style:text-properties officeooo:rsid="0011f610" officeooo:paragraph-rsid="0011f610"/>
    </style:style>
    <style:style style:name="P7" style:family="paragraph" style:parent-style-name="Standard">
      <style:text-properties officeooo:rsid="00017e78" officeooo:paragraph-rsid="00017e78"/>
    </style:style>
    <style:style style:name="P8" style:family="paragraph" style:parent-style-name="Standard" style:list-style-name="L1">
      <style:text-properties officeooo:rsid="00017e78" officeooo:paragraph-rsid="00017e78"/>
    </style:style>
    <style:style style:name="P9" style:family="paragraph" style:parent-style-name="Text_20_body">
      <style:text-properties officeooo:rsid="0009eb2b" officeooo:paragraph-rsid="0009eb2b"/>
    </style:style>
    <style:style style:name="P10" style:family="paragraph" style:parent-style-name="Text_20_body">
      <style:text-properties officeooo:paragraph-rsid="0011f610"/>
    </style:style>
    <style:style style:name="P11" style:family="paragraph" style:parent-style-name="Text_20_body" style:list-style-name="L3">
      <style:text-properties officeooo:paragraph-rsid="0011f610"/>
    </style:style>
    <style:style style:name="P12" style:family="paragraph" style:parent-style-name="Text_20_body">
      <style:text-properties officeooo:rsid="001d17a5" officeooo:paragraph-rsid="001d17a5"/>
    </style:style>
    <style:style style:name="P13" style:family="paragraph" style:parent-style-name="Text_20_body">
      <style:text-properties officeooo:paragraph-rsid="0028554e"/>
    </style:style>
    <style:style style:name="P14" style:family="paragraph" style:parent-style-name="Text_20_body">
      <style:text-properties officeooo:paragraph-rsid="002faa1d"/>
    </style:style>
    <style:style style:name="T1" style:family="text">
      <style:text-properties officeooo:rsid="00042a08"/>
    </style:style>
    <style:style style:name="T2" style:family="text">
      <style:text-properties fo:color="#000080" style:font-name="Liberation Sans" fo:font-size="18.2000007629395pt" fo:language="zxx" fo:country="none" style:text-underline-style="solid" style:text-underline-width="auto" style:text-underline-color="font-color" fo:font-weight="bold" officeooo:rsid="0007f44e" style:font-name-asian="Noto Sans CJK SC" style:font-size-asian="18.2000007629395pt" style:language-asian="zxx" style:country-asian="none" style:font-weight-asian="bold" style:font-name-complex="Lohit Devanagari" style:font-size-complex="18.2000007629395pt" style:language-complex="zxx" style:country-complex="none" style:font-weight-complex="bold"/>
    </style:style>
    <style:style style:name="T3" style:family="text">
      <style:text-properties officeooo:rsid="0009eb2b"/>
    </style:style>
    <style:style style:name="T4" style:family="text">
      <style:text-properties officeooo:rsid="000d00e0"/>
    </style:style>
    <style:style style:name="T5" style:family="text">
      <style:text-properties officeooo:rsid="0013e420"/>
    </style:style>
    <style:style style:name="T6" style:family="text">
      <style:text-properties fo:font-weight="bold" fo:background-color="#ffff00" loext:char-shading-value="0" style:font-weight-asian="bold" style:font-weight-complex="bold"/>
    </style:style>
    <style:style style:name="T7" style:family="text">
      <style:text-properties officeooo:rsid="0016b940"/>
    </style:style>
    <style:style style:name="T8" style:family="text">
      <style:text-properties officeooo:rsid="001f12b7"/>
    </style:style>
    <style:style style:name="T9" style:family="text">
      <style:text-properties officeooo:rsid="0028554e"/>
    </style:style>
    <style:style style:name="T10" style:family="text">
      <style:text-properties fo:font-variant="normal" fo:text-transform="none" fo:color="#555555" style:font-name="Helvetica Neue" fo:font-size="11.25pt" fo:letter-spacing="normal" fo:font-style="normal" fo:font-weight="normal"/>
    </style:style>
    <style:style style:name="T11" style:family="text">
      <style:text-properties fo:font-variant="normal" fo:text-transform="none" fo:color="#555555" style:font-name="Helvetica Neue" fo:font-size="11.25pt" fo:letter-spacing="normal" fo:font-style="normal" fo:font-weight="normal" officeooo:rsid="0028554e"/>
    </style:style>
    <style:style style:name="T12" style:family="text">
      <style:text-properties officeooo:rsid="0035cf05"/>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06_963556955" text:style-name="Index_20_Link" text:visited-style-name="Index_20_Link">SMOTE for Imbalanced Classification with Python<text:tab/>1</text:a></text:p>
          <text:p text:style-name="P2"><text:a xlink:type="simple" xlink:href="#__RefHeading___Toc108_963556955" text:style-name="Index_20_Link" text:visited-style-name="Index_20_Link">Borderline-SMOTE<text:tab/>1</text:a></text:p>
          <text:p text:style-name="P2"><text:a xlink:type="simple" xlink:href="#__RefHeading___Toc110_963556955" text:style-name="Index_20_Link" text:visited-style-name="Index_20_Link">Borderline-SMOTE SVM<text:tab/>1</text:a></text:p>
          <text:p text:style-name="P2"><text:a xlink:type="simple" xlink:href="#__RefHeading___Toc112_963556955" text:style-name="Index_20_Link" text:visited-style-name="Index_20_Link">Adaptive Synthetic Sampling (ADASYN)<text:tab/>1</text:a></text:p>
          <text:p text:style-name="P1"><text:a xlink:type="simple" xlink:href="#__RefHeading___Toc114_963556955" text:style-name="Index_20_Link" text:visited-style-name="Index_20_Link">Cross-Validation<text:tab/>1</text:a></text:p>
          <text:p text:style-name="P2"><text:a xlink:type="simple" xlink:href="#__RefHeading___Toc116_963556955" text:style-name="Index_20_Link" text:visited-style-name="Index_20_Link">Variations on Cross-Validation<text:tab/>1</text:a></text:p>
          <text:p text:style-name="P3"><text:a xlink:type="simple" xlink:href="#__RefHeading___Toc118_963556955" text:style-name="Index_20_Link" text:visited-style-name="Index_20_Link">K-Fold<text:tab/>1</text:a></text:p>
          <text:p text:style-name="P3"><text:a xlink:type="simple" xlink:href="#__RefHeading___Toc120_963556955" text:style-name="Index_20_Link" text:visited-style-name="Index_20_Link">Stratified cross-validation<text:tab/>2</text:a></text:p>
          <text:p text:style-name="P3"><text:a xlink:type="simple" xlink:href="#__RefHeading___Toc122_963556955" text:style-name="Index_20_Link" text:visited-style-name="Index_20_Link">LOOCV<text:tab/>2</text:a></text:p>
        </text:index-body>
      </text:table-of-content>
      <text:h text:style-name="Heading_20_1" text:outline-level="1"><text:bookmark-start text:name="__RefHeading___Toc106_963556955"/><text:a xlink:type="simple" xlink:href="https://machinelearningmastery.com/smote-oversampling-for-imbalanced-classification/" text:style-name="Internet_20_link" text:visited-style-name="Visited_20_Internet_20_Link">S</text:a><text:a xlink:type="simple" xlink:href="https://machinelearningmastery.com/smote-oversampling-for-imbalanced-classification/" text:style-name="Internet_20_link" text:visited-style-name="Visited_20_Internet_20_Link"><text:span text:style-name="T2">MOTE</text:span></text:a> for Imbalanced Classification with Python<text:bookmark-end text:name="__RefHeading___Toc106_963556955"/></text:h>
      <text:p text:style-name="P7">Synthetic Minority Oversampling Technique</text:p>
      <text:list xml:id="list1503561869" text:style-name="L1">
        <text:list-item>
          <text:p text:style-name="P8"><text:span text:style-name="T1">D</text:span>uplicating examples in the minority class</text:p>
        </text:list-item>
        <text:list-item>
          <text:p text:style-name="P8">For each minority class observation, SMOTE calculates the k nearest neighbors.</text:p>
        </text:list-item>
        <text:list-item>
          <text:p text:style-name="P8">The original paper on SMOTE suggested combining SMOTE with random undersampling of the majority class.</text:p>
        </text:list-item>
      </text:list>
      <text:h text:style-name="P4" text:outline-level="2"><text:bookmark-start text:name="__RefHeading___Toc108_963556955"/>Borderline-SMOTE<text:bookmark-end text:name="__RefHeading___Toc108_963556955"/></text:h>
      <text:p text:style-name="P13"><text:span text:style-name="T9">Select those instance of the minority class that are misclassified, such as with a k-nearest neighbor classification model.</text:span></text:p>
      <text:h text:style-name="P5" text:outline-level="2"><text:bookmark-start text:name="__RefHeading___Toc110_963556955"/>Borderline-SMOTE SVM<text:bookmark-end text:name="__RefHeading___Toc110_963556955"/></text:h>
      <text:p text:style-name="P14">An SVM is used to locate the decision boundary defined by the support vectors and examples in the minority class that close to the support vectors become the focus for generating synthetic examples</text:p>
      <text:h text:style-name="Heading_20_2" text:outline-level="2"><text:bookmark-start text:name="__RefHeading___Toc112_963556955"/>Adaptive Synthetic Sampling (ADASYN)<text:bookmark-end text:name="__RefHeading___Toc112_963556955"/></text:h>
      <text:p text:style-name="Text_20_body"><text:span text:style-name="T12">G</text:span>enerate more synthetic examples in regions of the feature space where the density of minority examples is low, and fewer or none where the density is high.</text:p>
      <text:h text:style-name="Heading_20_1" text:outline-level="1"><text:bookmark-start text:name="__RefHeading___Toc114_963556955"/><text:a xlink:type="simple" xlink:href="https://machinelearningmastery.com/k-fold-cross-validation/" text:style-name="Internet_20_link" text:visited-style-name="Visited_20_Internet_20_Link">Cross-Validation</text:a> <text:bookmark-end text:name="__RefHeading___Toc114_963556955"/></text:h>
      <text:p text:style-name="P9">Resampling procedure used to evaluate machine learning models on a limited data samp<text:span text:style-name="T4">le</text:span>.</text:p>
      <text:h text:style-name="Heading_20_2" text:outline-level="2"><text:bookmark-start text:name="__RefHeading___Toc116_963556955"/>Variations on Cross-Validation<text:bookmark-end text:name="__RefHeading___Toc116_963556955"/></text:h>
      <text:h text:style-name="P6" text:outline-level="3"><text:bookmark-start text:name="__RefHeading___Toc118_963556955"/>K-Fold<text:bookmark-end text:name="__RefHeading___Toc118_963556955"/></text:h>
      <text:p text:style-name="P10"><text:span text:style-name="T3">K = The number of groups that a given data sample is to be split into. </text:span><text:span text:style-name="T5">F</text:span><text:span text:style-name="T3">olds of approximately equal size</text:span></text:p>
      <text:list xml:id="list3583699750" text:style-name="L3">
        <text:list-item>
          <text:p text:style-name="P11">Shuffle the dataset randomly.</text:p>
        </text:list-item>
        <text:list-item>
          <text:p text:style-name="P11">Split the dataset into k groups</text:p>
        </text:list-item>
        <text:list-item>
          <text:p text:style-name="P11">For each unique group:</text:p>
          <text:list>
            <text:list-item>
              <text:p text:style-name="P11"><text:soft-page-break/>Take the group as a hold out or test data set</text:p>
            </text:list-item>
            <text:list-item>
              <text:p text:style-name="P11">Take the remaining groups as a training data set</text:p>
            </text:list-item>
            <text:list-item>
              <text:p text:style-name="P11">Fit a model on the training set and evaluate it on the test set</text:p>
            </text:list-item>
            <text:list-item>
              <text:p text:style-name="P11">Retain the evaluation score and discard the model</text:p>
            </text:list-item>
          </text:list>
        </text:list-item>
        <text:list-item>
          <text:p text:style-name="P11">Summarize the skill of the model using the sample of model evaluation scores</text:p>
        </text:list-item>
      </text:list>
      <text:p text:style-name="P10">The value for k is chosen such that each train/test group of data samples is large enough to be statistically representative of the broader dataset.</text:p>
      <text:p text:style-name="P10"><text:span text:style-name="T6">A value of k=10</text:span> is very common in the field of applied machine learning, and is recommend if you are struggling to choose a value for your dataset.</text:p>
      <text:p text:style-name="P10">from sklearn.model_selection import Kfold</text:p>
      <text:p text:style-name="P10">kfold = KFold(5, True, 1) <text:span text:style-name="T7"># Number of folds, Shuffle, Random Seed</text:span></text:p>
      <text:h text:style-name="Heading_20_3" text:outline-level="3"><text:bookmark-start text:name="__RefHeading___Toc120_963556955"/>Stratified cross-validation<text:bookmark-end text:name="__RefHeading___Toc120_963556955"/></text:h>
      <text:p text:style-name="Text_20_body"><text:span text:style-name="T8">E</text:span>nsuring that each fold has the same proportion of observations with a given categorical value, such as the class outcome value.</text:p>
      <text:p text:style-name="Text_20_body">The folds are made by preserving the percentage of samples for each class.</text:p>
      <text:h text:style-name="Heading_20_3" text:outline-level="3"><text:bookmark-start text:name="__RefHeading___Toc122_963556955"/>LOOCV<text:bookmark-end text:name="__RefHeading___Toc122_963556955"/></text:h>
      <text:p text:style-name="P12">K = N (Total number of datase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 svg:font-family="'Helvetica Neue',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9T12:22:42.647604033</meta:creation-date>
    <dc:date>2020-06-09T17:13:49.252566115</dc:date>
    <meta:editing-duration>PT4H30M44S</meta:editing-duration>
    <meta:editing-cycles>27</meta:editing-cycles>
    <meta:generator>LibreOffice/6.4.2.2$Linux_X86_64 LibreOffice_project/40$Build-2</meta:generator>
    <meta:document-statistic meta:table-count="0" meta:image-count="0" meta:object-count="0" meta:page-count="2" meta:paragraph-count="43" meta:word-count="392" meta:character-count="2380" meta:non-whitespace-character-count="2041"/>
  </office:meta>
</office:document-meta>
</file>